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73.586cm" fo:min-width="55.7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8cm" svg:height="75.6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80.6cm" svg:x2="63cm" svg:y2="80.6cm">
          <text:p/>
        </draw:line>
        <draw:frame draw:style-name="gr3" draw:text-style-name="P3" draw:layer="layout" svg:width="16cm" svg:height="6.5cm" svg:x="26.5cm" svg:y="0.25cm">
          <draw:text-box>
            <text:p><text:span text:style-name="T1">580 cm</text:span></text:p>
          </draw:text-box>
        </draw:frame>
        <draw:frame draw:style-name="gr3" draw:text-style-name="P3" draw:layer="layout" svg:width="16cm" svg:height="6.5cm" svg:x="6.25cm" svg:y="40cm">
          <draw:text-box>
            <text:p><text:span text:style-name="T1">756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2-07T17:10:18.548000000</dc:date>
    <meta:editing-duration>PT51M45S</meta:editing-duration>
    <meta:editing-cycles>30</meta:editing-cycles>
    <meta:generator>LibreOffice/7.0.4.2$Windows_X86_64 LibreOffice_project/dcf040e67528d9187c66b2379df5ea4407429775</meta:generator>
    <meta:document-statistic meta:object-count="5"/>
  </office:meta>
</office:document-meta>
</file>